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d2d8" officeooo:paragraph-rsid="0014d2d8"/>
    </style:style>
    <style:style style:name="P2" style:family="paragraph" style:parent-style-name="Standard">
      <style:text-properties officeooo:rsid="001669d6" officeooo:paragraph-rsid="001669d6"/>
    </style:style>
    <style:style style:name="P3" style:family="paragraph" style:parent-style-name="Standard">
      <style:text-properties officeooo:rsid="00167293" officeooo:paragraph-rsid="00167293"/>
    </style:style>
    <style:style style:name="P4" style:family="paragraph" style:parent-style-name="Standard">
      <style:text-properties officeooo:rsid="0016c217" officeooo:paragraph-rsid="0016c217"/>
    </style:style>
    <style:style style:name="P5" style:family="paragraph" style:parent-style-name="Standard">
      <style:text-properties officeooo:rsid="0017b5e2" officeooo:paragraph-rsid="0017b5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ver open this folder again</text:p>
      <text:p text:style-name="P1"/>
      <text:p text:style-name="P2">git init</text:p>
      <text:p text:style-name="P3">git status</text:p>
      <text:p text:style-name="P3">git add&lt;filename&gt;/*/.</text:p>
      <text:p text:style-name="P3">git commit</text:p>
      <text:p text:style-name="P3">git config</text:p>
      <text:p text:style-name="P3">git log</text:p>
      <text:p text:style-name="P3">git commit -m "any msg" </text:p>
      <text:p text:style-name="P4">git diff</text:p>
      <text:p text:style-name="P4"/>
      <text:p text:style-name="P5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26S</meta:editing-duration>
    <meta:editing-cycles>7</meta:editing-cycles>
    <meta:generator>LibreOffice/5.3.0.3$Windows_X86_64 LibreOffice_project/7074905676c47b82bbcfbea1aeefc84afe1c50e1</meta:generator>
    <dc:date>2017-09-16T13:20:38.881000000</dc:date>
    <meta:document-statistic meta:table-count="0" meta:image-count="0" meta:object-count="0" meta:page-count="1" meta:paragraph-count="10" meta:word-count="25" meta:character-count="131" meta:non-whitespace-character-count="115"/>
    <meta:user-defined meta:name="Info 1"/>
    <meta:user-defined meta:name="Info 2"/>
    <meta:user-defined meta:name="Info 3"/>
    <meta:user-defined meta:name="Info 4"/>
  </office:meta>
</office:document-meta>
</file>